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monospace" svg:font-family="monospace"/>
  </office:font-face-decls>
  <office:automatic-styles>
    <style:style style:name="P1" style:family="paragraph" style:parent-style-name="Standard">
      <style:text-properties officeooo:rsid="00123afc" officeooo:paragraph-rsid="00123afc"/>
    </style:style>
    <style:style style:name="P2" style:family="paragraph" style:parent-style-name="Standard">
      <style:text-properties officeooo:paragraph-rsid="00123afc"/>
    </style:style>
    <style:style style:name="P3" style:family="paragraph" style:parent-style-name="Standard">
      <style:text-properties officeooo:paragraph-rsid="00132772"/>
    </style:style>
    <style:style style:name="P4" style:family="paragraph" style:parent-style-name="Standard">
      <style:text-properties officeooo:paragraph-rsid="00123afc"/>
    </style:style>
    <style:style style:name="P5" style:family="paragraph" style:parent-style-name="Standard">
      <style:text-properties officeooo:rsid="0014a363" officeooo:paragraph-rsid="0014a363"/>
    </style:style>
    <style:style style:name="P6" style:family="paragraph" style:parent-style-name="Standard">
      <style:text-properties officeooo:paragraph-rsid="001681c8"/>
    </style:style>
    <style:style style:name="P7" style:family="paragraph" style:parent-style-name="Standard">
      <style:text-properties officeooo:paragraph-rsid="0018442a"/>
    </style:style>
    <style:style style:name="P8" style:family="paragraph" style:parent-style-name="Standard">
      <style:text-properties officeooo:paragraph-rsid="001a0998"/>
    </style:style>
    <style:style style:name="T1" style:family="text">
      <style:text-properties officeooo:rsid="00123afc"/>
    </style:style>
    <style:style style:name="T2" style:family="text">
      <style:text-properties style:font-name="monospace" officeooo:rsid="00123afc"/>
    </style:style>
    <style:style style:name="T3" style:family="text">
      <style:text-properties style:font-name="Liberation Serif"/>
    </style:style>
    <style:style style:name="T4" style:family="text">
      <style:text-properties officeooo:rsid="00132772"/>
    </style:style>
    <style:style style:name="T5" style:family="text">
      <style:text-properties officeooo:rsid="0014a363"/>
    </style:style>
    <style:style style:name="T6" style:family="text">
      <style:text-properties officeooo:rsid="001681c8"/>
    </style:style>
    <style:style style:name="T7" style:family="text">
      <style:text-properties officeooo:rsid="0018442a"/>
    </style:style>
    <style:style style:name="T8" style:family="text">
      <style:text-properties officeooo:rsid="001a09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ычным способом ра,отать с миграциями через Package Manager в Visual Studio 2020 в Линуксе, где только VSCode, не получится. Только через командную строку.</text:p>
      <text:p text:style-name="P1"/>
      <text:p text:style-name="P1">Для этого чтобы развернуть Entity Framework в VSCode и Линукс:</text:p>
      <text:p text:style-name="P1">- должен быть установлен Net Framework 7</text:p>
      <text:p text:style-name="P1"/>
      <text:p text:style-name="P1">- устанавливаем dotnet-ef командой:</text:p>
      <text:p text:style-name="P3">dotnet tool install --global dotnet-ef --version 7.0.14</text:p>
      <text:p text:style-name="P3"><text:span text:style-name="T2"><text:line-break/></text:span>- <text:span text:style-name="T1">делаем новую миграцию:</text:span></text:p>
      <text:p text:style-name="P2">dotnet ef migratio<text:span text:style-name="T1">ns add </text:span>init <text:s text:c="2"/>← «<text:span text:style-name="T4">init» здесь — произвольное наименование миграции</text:span></text:p>
      <text:p text:style-name="P2"/>
      <text:p text:style-name="P2">- <text:span text:style-name="T5">если миграция неудачная — отменяем ее</text:span></text:p>
      <text:p text:style-name="P5">dotnet ef migrations remove</text:p>
      <text:p text:style-name="P5"/>
      <text:p text:style-name="P5">Эта команда отменяет ПОСЛЕДНЮЮ миграцию.</text:p>
      <text:p text:style-name="P5">Важно — должна быть доступна база данных, с которой работаем. Также, нельзя ручками удалять созданные миграцией файлы, иначе не получится откатить сриншот модели в исходное состояние.</text:p>
      <text:p text:style-name="P5"/>
      <text:p text:style-name="P5"/>
      <text:p text:style-name="P2">- <text:span text:style-name="T1">обновляем БД:</text:span></text:p>
      <text:p text:style-name="Standard"><text:span text:style-name="Source_20_Text"><text:span text:style-name="T3">dotnet ef database update</text:span>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6"><text:soft-page-break/><text:span text:style-name="Source_20_Text"><text:span text:style-name="T6">Пояснение по атрибутам модели EF </text:span></text:span></text:p>
      <text:p text:style-name="P6"><text:span text:style-name="Source_20_Text"/></text:p>
      <text:p text:style-name="P6"><text:span text:style-name="Source_20_Text"><text:span text:style-name="T6">Когда делаем primary-foreign keys отношения, делаем так:</text:span></text:span></text:p>
      <text:p text:style-name="P6"><text:span text:style-name="Source_20_Text"/></text:p>
      <text:p text:style-name="P6"><text:span text:style-name="Source_20_Text"><text:span text:style-name="T6">Пример модели:</text:span></text:span></text:p>
      <text:p text:style-name="P6"><text:span text:style-name="Source_20_Text"><text:span text:style-name="T6">Главная (primary-Key) таблица — MunuItem.</text:span></text:span></text:p>
      <text:p text:style-name="P6"><text:span text:style-name="Source_20_Text"><text:span text:style-name="T6">Подчиненная (Foreign-Key) таблица — CartItem.</text:span></text:span></text:p>
      <text:p text:style-name="P6"><text:span text:style-name="Source_20_Text"/></text:p>
      <text:p text:style-name="P6"><text:span text:style-name="Source_20_Text"><text:span text:style-name="T6">1. Для модели таблицы, которая починенная, т.е. записей которой может быть много, эти записи указывают на одну запись в первичной таблице.</text:span></text:span></text:p>
      <text:p text:style-name="P6"><text:span text:style-name="Source_20_Text"/></text:p>
      <text:p text:style-name="P6"><text:span text:style-name="Source_20_Text">- </text:span><text:span text:style-name="Source_20_Text"><text:span text:style-name="T6">указываем поле, где будет хранится внешний ключ. Называем его как &lt;Наименование первичной таблицы&gt;Id.</text:span></text:span></text:p>
      <text:p text:style-name="P6"><text:span text:style-name="Source_20_Text"><text:span text:style-name="T6">В нашем случае это будет — </text:span></text:span><text:span text:style-name="Source_20_Text"><text:span text:style-name="T7">int </text:span></text:span><text:span text:style-name="Source_20_Text"><text:span text:style-name="T6">MenuItemId.</text:span></text:span></text:p>
      <text:p text:style-name="P6"><text:span text:style-name="Source_20_Text"/></text:p>
      <text:p text:style-name="P6"><text:span text:style-name="Source_20_Text"><text:span text:style-name="T6">- указываем атрибут ForeignKey. Наименование этого атрибута повторяет наименование поля внешнего ключа.</text:span></text:span></text:p>
      <text:p text:style-name="P6"><text:span text:style-name="Source_20_Text"><text:span text:style-name="T6">В нашем случае это будет - [ForeignKey(«MenuItemId»)] </text:span></text:span></text:p>
      <text:p text:style-name="P6"><text:span text:style-name="Source_20_Text"/></text:p>
      <text:p text:style-name="P6"><text:span text:style-name="Source_20_Text">- </text:span><text:span text:style-name="Source_20_Text"><text:span text:style-name="T6">указываем поле - ссылка на первичную таблицу. Это </text:span></text:span><text:span text:style-name="Source_20_Text"><text:span text:style-name="T7">поле </text:span></text:span><text:span text:style-name="Source_20_Text"><text:span text:style-name="T6">НЕ ПОЙДЕТ в БД, это будет использовано только для модели — для возврата записи первичной таблицы.</text:span></text:span></text:p>
      <text:p text:style-name="P7"><text:span text:style-name="Source_20_Text"><text:span text:style-name="T7">В нашем случае это будет — MenuItem MenuItem.</text:span></text:span></text:p>
      <text:p text:style-name="P7"><text:span text:style-name="Source_20_Text"/></text:p>
      <text:p text:style-name="P7"><text:span text:style-name="Source_20_Text"><text:span text:style-name="T7">2. Для модели таблицы, которая главная (где Primary Key)</text:span></text:span></text:p>
      <text:p text:style-name="P7"><text:span text:style-name="Source_20_Text"/></text:p>
      <text:p text:style-name="P7"><text:span text:style-name="Source_20_Text"><text:span text:style-name="T7">ВАЖНО — править таблицу с первичным ключом — НЕ ОБЯЗАТЕЛЬНО! Только если нам потребуется по записи этой таблицы получить все связанные записи подчиненной таблицы, используя ForeignKey.</text:span></text:span></text:p>
      <text:p text:style-name="P7"><text:span text:style-name="Source_20_Text"/></text:p>
      <text:p text:style-name="P7"><text:span text:style-name="Source_20_Text"><text:span text:style-name="T7">Если нам это нужно сделать — добавляем в таблицу ссылку на коллекцию полей подчиненной таблицы. </text:span></text:span></text:p>
      <text:p text:style-name="P7"><text:span text:style-name="Source_20_Text"><text:span text:style-name="T7">В нашем случае это будет — ICollection&lt;CartItem&gt; CartItems.</text:span></text:span></text:p>
      <text:p text:style-name="P7"><text:span text:style-name="Source_20_Text"><text:span text:style-name="T7">Теперь можно из модели таблицы MenuItem получить запросом набор записей из таблицы CartItem.</text:span></text:span></text:p>
      <text:p text:style-name="P7"><text:span text:style-name="Source_20_Text"/></text:p>
      <text:p text:style-name="P7"><text:span text:style-name="Source_20_Text"/></text:p>
      <text:p text:style-name="P8"><text:span text:style-name="Source_20_Text"><text:span text:style-name="T8">Если нужно указать в модели дополнительное поле, которое не должно быть создано в БД — помечаем это поле атрибутом — NotMapped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7T20:49:04.550366139</dc:date>
    <meta:editing-duration>PT4H43M51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2" meta:paragraph-count="31" meta:word-count="316" meta:character-count="2227" meta:non-whitespace-character-count="1924"/>
  </office:meta>
</office:document-meta>
</file>